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unny Stuff Annual Awards: Official Results </text:p>
      <text:p text:style-name="Standard">We are thrilled to announce the winners of this year’s awards! With a total of 148 votes cast, here are your champions across all categories.</text:p>
      <text:p text:style-name="Standard"><text:s/></text:p>
      <text:p text:style-name="Standard">Office Personalities &amp; Behavior </text:p>
      <text:p text:style-name="Standard"/>
      <text:p text:style-name="Standard">Best Salary Calculator</text:p>
      <text:p text:style-name="Standard">Winner: Olasunkanmi Afolabi <text:s/></text:p>
      <text:p text:style-name="Standard"><text:s/></text:p>
      <text:p text:style-name="Standard">Best in "Sneak In and Sneak Out"</text:p>
      <text:p text:style-name="Standard">Winner: Gideon Jeremiah </text:p>
      <text:p text:style-name="Standard"><text:s/></text:p>
      <text:p text:style-name="Standard"/>
      <text:p text:style-name="Standard">First Person to Leave Channel When Salary Drops</text:p>
      <text:p text:style-name="Standard">Winner: Gideon Jeremiah</text:p>
      <text:p text:style-name="Standard"><text:s/></text:p>
      <text:p text:style-name="Standard"/>
      <text:p text:style-name="Standard">Chief Dragger</text:p>
      <text:p text:style-name="Standard">Winner: Sakirat Alade </text:p>
      <text:p text:style-name="Standard"><text:s/></text:p>
      <text:p text:style-name="Standard"/>
      <text:p text:style-name="Standard">Jehovah Over Do</text:p>
      <text:p text:style-name="Standard">Winner: Isaac Akin-Olamigoke </text:p>
      <text:p text:style-name="Standard"/>
      <text:p text:style-name="Standard"/>
      <text:p text:style-name="Standard">Laughter Therapist</text:p>
      <text:p text:style-name="Standard">Winner: Tunde Samuel</text:p>
      <text:p text:style-name="Standard"/>
      <text:p text:style-name="Standard"/>
      <text:p text:style-name="Standard">The Assistant Holysphirit</text:p>
      <text:p text:style-name="Standard">Winner: Tunde Samuel</text:p>
      <text:p text:style-name="Standard"/>
      <text:p text:style-name="Standard"/>
      <text:p text:style-name="Standard">Best in Wise Words or Golden Nuggets</text:p>
      <text:p text:style-name="Standard">Winner: Ayoleyi E. Johnson</text:p>
      <text:p text:style-name="Standard"/>
      <text:p text:style-name="Standard">Gist Master/Mistress</text:p>
      <text:p text:style-name="Standard">Winner: Eddidiong Archibong </text:p>
      <text:p text:style-name="Standard"><text:s/></text:p>
      <text:p text:style-name="Standard"/>
      <text:p text:style-name="Standard">Chief Sabi Person</text:p>
      <text:p text:style-name="Standard">Winner: Samson Ranti</text:p>
      <text:p text:style-name="Standard"/>
      <text:p text:style-name="Standard">The Data Finisher Award</text:p>
      <text:p text:style-name="Standard">Winner: Opeyemi Joseph </text:p>
      <text:p text:style-name="Standard"/>
      <text:p text:style-name="Standard">Grammar Police Station</text:p>
      <text:p text:style-name="Standard">Winner: Samson Ranti </text:p>
      <text:p text:style-name="Standard"/>
      <text:p text:style-name="Standard"><text:soft-page-break/>Best Slang Innovator</text:p>
      <text:p text:style-name="Standard">Winner: Samson Ranti</text:p>
      <text:p text:style-name="Standard"/>
      <text:p text:style-name="Standard"><text:s/>Project &amp; Location Specifics</text:p>
      <text:p text:style-name="Standard">Most Ranted About Project</text:p>
      <text:p text:style-name="Standard">Winner: Sam Ovwighotu </text:p>
      <text:p text:style-name="Standard"/>
      <text:p text:style-name="Standard">The Most Data Sucking Project</text:p>
      <text:p text:style-name="Standard">Winner: 3DFY </text:p>
      <text:p text:style-name="Standard"/>
      <text:p text:style-name="Standard">Daily Chronicles of Naija</text:p>
      <text:p text:style-name="Standard">Winner: Sakirat Alade </text:p>
      <text:p text:style-name="Standard"/>
      <text:p text:style-name="Standard">Most Looked Down Upon Location (Lagos)</text:p>
      <text:p text:style-name="Standard">Winner: Opeyemi Apithy (IKD)</text:p>
      <text:p text:style-name="Standard"/>
      <text:p text:style-name="Standard">Voice of the Wilderness Award</text:p>
      <text:p text:style-name="Standard">Winner: Samson Ranti</text:p>
      <text:p text:style-name="Standard"/>
      <text:p text:style-name="Standard">Social &amp; Miscellaneous</text:p>
      <text:p text:style-name="Standard">The Owambe Planner</text:p>
      <text:p text:style-name="Standard">Winner: Abisinuola Adeyemi </text:p>
      <text:p text:style-name="Standard"/>
      <text:p text:style-name="Standard">Cupless Football Club</text:p>
      <text:p text:style-name="Standard">Winner: Isaac Akin-Olamigoke (Arsenal) </text:p>
      <text:p text:style-name="Standard"/>
      <text:p text:style-name="Standard">"E Go Better" Optimist</text:p>
      <text:p text:style-name="Standard">Winner: Igoki Ogneneyoma (Kingstaff)</text:p>
      <text:p text:style-name="Standard"/>
      <text:p text:style-name="Standard">Professional &amp; Skills Awards</text:p>
      <text:p text:style-name="Standard">Best TL (Team Lead)</text:p>
      <text:p text:style-name="Standard">Winner: Winnifred Johnson </text:p>
      <text:p text:style-name="Standard"/>
      <text:p text:style-name="Standard">Best PC (Project Coordinator)</text:p>
      <text:p text:style-name="Standard">Winner: Opeyemi Apithy </text:p>
      <text:p text:style-name="Standard"/>
      <text:p text:style-name="Standard">Best QA</text:p>
      <text:p text:style-name="Standard">Winner: Andrew Ajayi</text:p>
      <text:p text:style-name="Standard"/>
      <text:p text:style-name="Standard">Best OSME</text:p>
      <text:p text:style-name="Standard">Winner: Ruth Idahosa</text:p>
      <text:p text:style-name="Standard"/>
      <text:p text:style-name="Standard">Trainer of the Year</text:p>
      <text:p text:style-name="Standard">Winner: Frank Danjuma</text:p>
      <text:p text:style-name="Standard"/>
      <text:p text:style-name="Standard">honorary Award</text:p>
      <text:p text:style-name="Standard">Creator/Tech bro Award</text:p>
      <text:p text:style-name="Standard">Recipent: Terwase Gberikon(tekrondo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4:53:42.818922000</meta:creation-date>
    <dc:date>2026-01-09T14:54:27.311364600</dc:date>
    <meta:editing-duration>PT44S</meta:editing-duration>
    <meta:editing-cycles>1</meta:editing-cycles>
    <meta:document-statistic meta:table-count="0" meta:image-count="0" meta:object-count="0" meta:page-count="2" meta:paragraph-count="67" meta:word-count="235" meta:character-count="1597" meta:non-whitespace-character-count="1398"/>
    <meta:generator>LibreOffice/25.8.4.2$Windows_X86_64 LibreOffice_project/290daaa01b999472f0c7a3890eb6a550fd74c6df</meta:generator>
  </office:meta>
</office:document-meta>
</file>